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cccccc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1.76pt solid #cccccc" style:rotation-align="non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solid #cccccc" style:direction="ltr" fo:border-right="1.76pt solid #cccccc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Check_20_Cell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9" table:default-cell-style-name="Default"/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9616" calcext:value-type="float">
            <text:p>0.9616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8128" calcext:value-type="float">
            <text:p>0.8128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9664" calcext:value-type="float">
            <text:p>0.9664</text:p>
          </table:table-cell>
          <table:table-cell office:value-type="float" office:value="109" calcext:value-type="float">
            <text:p>10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5599" calcext:value-type="float">
            <text:p>0.5599</text:p>
          </table:table-cell>
          <table:table-cell office:value-type="float" office:value="103" calcext:value-type="float">
            <text:p>103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8848" calcext:value-type="float">
            <text:p>0.8848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2608" calcext:value-type="float">
            <text:p>0.2608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5824" calcext:value-type="float">
            <text:p>0.5824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391" calcext:value-type="float">
            <text:p>0.391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3734" calcext:value-type="float">
            <text:p>0.3734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2328" calcext:value-type="float">
            <text:p>0.2328</text:p>
          </table:table-cell>
          <table:table-cell office:value-type="float" office:value="141" calcext:value-type="float">
            <text:p>14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1779" calcext:value-type="float">
            <text:p>0.1779</text:p>
          </table:table-cell>
          <table:table-cell office:value-type="float" office:value="114" calcext:value-type="float">
            <text:p>114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1913" calcext:value-type="float">
            <text:p>0.1913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0241" calcext:value-type="float">
            <text:p>0.0241</text:p>
          </table:table-cell>
          <table:table-cell office:value-type="float" office:value="143" calcext:value-type="float">
            <text:p>143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1732" calcext:value-type="float">
            <text:p>0.1732</text:p>
          </table:table-cell>
          <table:table-cell office:value-type="float" office:value="132" calcext:value-type="float">
            <text:p>132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071" calcext:value-type="float">
            <text:p>0.071</text:p>
          </table:table-cell>
          <table:table-cell office:value-type="float" office:value="93" calcext:value-type="float">
            <text:p>9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0602" calcext:value-type="float">
            <text:p>0.0602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404" calcext:value-type="float">
            <text:p>404</text:p>
          </table:table-cell>
          <table:table-cell office:value-type="float" office:value="121" calcext:value-type="float">
            <text:p>121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0469" calcext:value-type="float">
            <text:p>0.0469</text:p>
          </table:table-cell>
          <table:table-cell office:value-type="float" office:value="107" calcext:value-type="float">
            <text:p>107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3296" calcext:value-type="float">
            <text:p>0.3296</text:p>
          </table:table-cell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1056" calcext:value-type="float">
            <text:p>0.1056</text:p>
          </table:table-cell>
          <table:table-cell office:value-type="float" office:value="147" calcext:value-type="float">
            <text:p>147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77" calcext:value-type="float">
            <text:p>0.077</text:p>
          </table:table-cell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1356" calcext:value-type="float">
            <text:p>0.1356</text:p>
          </table:table-cell>
          <table:table-cell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7619" calcext:value-type="float">
            <text:p>0.7619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018" calcext:value-type="float">
            <text:p>0.018</text:p>
          </table:table-cell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1669" calcext:value-type="float">
            <text:p>0.1669</text:p>
          </table:table-cell>
          <table:table-cell office:value-type="float" office:value="129" calcext:value-type="float">
            <text:p>129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095" calcext:value-type="float">
            <text:p>0.095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0526" calcext:value-type="float">
            <text:p>0.052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1672" calcext:value-type="float">
            <text:p>0.167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2326" calcext:value-type="float">
            <text:p>0.2326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1871" calcext:value-type="float">
            <text:p>0.1871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2776" calcext:value-type="float">
            <text:p>0.2776</text:p>
          </table:table-cell>
          <table:table-cell office:value-type="float" office:value="132" calcext:value-type="float">
            <text:p>13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178" calcext:value-type="float">
            <text:p>0.178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12" calcext:value-type="float">
            <text:p>0.012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1129" calcext:value-type="float">
            <text:p>0.1129</text:p>
          </table:table-cell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301" calcext:value-type="float">
            <text:p>0.0301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5182" calcext:value-type="float">
            <text:p>0.5182</text:p>
          </table:table-cell>
          <table:table-cell office:value-type="float" office:value="126" calcext:value-type="float">
            <text:p>12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1539" calcext:value-type="float">
            <text:p>0.1539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1684" calcext:value-type="float">
            <text:p>0.1684</text:p>
          </table:table-cell>
          <table:table-cell office:value-type="float" office:value="135" calcext:value-type="float">
            <text:p>135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0589" calcext:value-type="float">
            <text:p>0.0589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.0301" calcext:value-type="float">
            <text:p>0.0301</text:p>
          </table:table-cell>
          <table:table-cell office:value-type="float" office:value="116" calcext:value-type="float">
            <text:p>116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0501" calcext:value-type="float">
            <text:p>0.0501</text:p>
          </table:table-cell>
          <table:table-cell office:value-type="float" office:value="153" calcext:value-type="float">
            <text:p>153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6734" calcext:value-type="float">
            <text:p>0.6734</text:p>
          </table:table-cell>
          <table:table-cell office:value-type="float" office:value="123" calcext:value-type="float">
            <text:p>123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925" calcext:value-type="float">
            <text:p>0.1925</text:p>
          </table:table-cell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1753" calcext:value-type="float">
            <text:p>0.1753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2992" calcext:value-type="float">
            <text:p>0.2992</text:p>
          </table:table-cell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404" calcext:value-type="float">
            <text:p>404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3828" calcext:value-type="float">
            <text:p>0.3828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6245" calcext:value-type="float">
            <text:p>0.6245</text:p>
          </table:table-cell>
          <table:table-cell office:value-type="float" office:value="137" calcext:value-type="float">
            <text:p>137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5868" calcext:value-type="float">
            <text:p>0.5868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2406" calcext:value-type="float">
            <text:p>0.2406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1173" calcext:value-type="float">
            <text:p>0.1173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2074" calcext:value-type="float">
            <text:p>0.2074</text:p>
          </table:table-cell>
          <table:table-cell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5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404" calcext:value-type="float">
            <text:p>404</text:p>
          </table:table-cell>
          <table:table-cell office:value-type="float" office:value="103" calcext:value-type="float">
            <text:p>10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471" calcext:value-type="float">
            <text:p>0.471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0071in 0.0209in 0.0071in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1:42:31.114355300</meta:creation-date>
    <dc:date>2016-04-28T11:49:01.154347081</dc:date>
    <meta:editing-duration>P0D</meta:editing-duration>
    <meta:editing-cycles>1</meta:editing-cycles>
    <meta:document-statistic meta:table-count="1" meta:cell-count="560" meta:object-count="0"/>
    <meta:generator>LibreOffice/4.2.8.2$Linux_X86_64 LibreOffice_project/420m0$Build-2</meta:generator>
  </office:meta>
</office:document-meta>
</file>